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12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937cm"/>
    </style:style>
    <style:style style:name="co5" style:family="table-column">
      <style:table-column-properties fo:break-before="auto" style:column-width="2.86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7"/>
    <style:style style:name="ce3" style:family="table-cell" style:parent-style-name="Default" style:data-style-name="N10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column table:style-name="co5" table:default-cell-style-name="ce3"/>
        <table:table-column table:style-name="co3" table:default-cell-style-name="ce3"/>
        <table:table-row table:style-name="ro1">
          <table:table-cell office:value-type="string">
            <text:p>Annual Spending</text:p>
          </table:table-cell>
          <table:table-cell/>
          <table:table-cell office:value-type="float" office:value="18000">
            <text:p>18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iscount Rates:</text:p>
          </table:table-cell>
          <table:table-cell table:number-columns-repeated="12"/>
        </table:table-row>
        <table:table-row table:style-name="ro1">
          <table:table-cell office:value-type="string">
            <text:p>aeroplan</text:p>
          </table:table-cell>
          <table:table-cell office:value-type="float" office:value="0.01">
            <text:p>0.01000</text:p>
          </table:table-cell>
          <table:table-cell office:value-type="string">
            <text:p>40000 points == $400</text:p>
          </table:table-cell>
          <table:table-cell table:number-columns-repeated="10"/>
        </table:table-row>
        <table:table-row table:style-name="ro1">
          <table:table-cell office:value-type="string">
            <text:p>air miles</text:p>
          </table:table-cell>
          <table:table-cell office:value-type="float" office:value="0.25">
            <text:p>0.25000</text:p>
          </table:table-cell>
          <table:table-cell office:value-type="string">
            <text:p>1600 points = $400</text:p>
          </table:table-cell>
          <table:table-cell table:number-columns-repeated="10"/>
        </table:table-row>
        <table:table-row table:style-name="ro1">
          <table:table-cell office:value-type="string">
            <text:p>cashback</text:p>
          </table:table-cell>
          <table:table-cell office:value-type="float" office:value="0.98">
            <text:p>0.98000</text:p>
          </table:table-cell>
          <table:table-cell table:number-columns-repeated="11"/>
        </table:table-row>
        <table:table-row table:style-name="ro1">
          <table:table-cell office:value-type="string">
            <text:p>costco</text:p>
          </table:table-cell>
          <table:table-cell office:value-type="float" office:value="0.8">
            <text:p>0.80000</text:p>
          </table:table-cell>
          <table:table-cell table:number-columns-repeated="11"/>
        </table:table-row>
        <table:table-row table:style-name="ro1">
          <table:table-cell office:value-type="string">
            <text:p>PC points</text:p>
          </table:table-cell>
          <table:table-cell office:value-type="float" office:value="0.001">
            <text:p>0.00100</text:p>
          </table:table-cell>
          <table:table-cell table:number-columns-repeated="11"/>
        </table:table-row>
        <table:table-row table:style-name="ro1">
          <table:table-cell office:value-type="string">
            <text:p>petro points</text:p>
          </table:table-cell>
          <table:table-cell table:formula="oooc:=5/20000" office:value-type="float" office:value="0.00025">
            <text:p>0.00025</text:p>
          </table:table-cell>
          <table:table-cell office:value-type="string">
            <text:p>20000 points = $5 in gas</text:p>
          </table:table-cell>
          <table:table-cell table:number-columns-repeated="10"/>
        </table:table-row>
        <table:table-row table:style-name="ro1">
          <table:table-cell office:value-type="string">
            <text:p>TD points</text:p>
          </table:table-cell>
          <table:table-cell office:value-type="float" office:value="0.012">
            <text:p>0.012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Card</text:p>
          </table:table-cell>
          <table:table-cell office:value-type="string">
            <text:p>fee</text:p>
          </table:table-cell>
          <table:table-cell office:value-type="string">
            <text:p>add card</text:p>
          </table:table-cell>
          <table:table-cell office:value-type="string">
            <text:p>reward</text:p>
          </table:table-cell>
          <table:table-cell office:value-type="string">
            <text:p>rate</text:p>
          </table:table-cell>
          <table:table-cell office:value-type="string">
            <text:p>reward loss</text:p>
          </table:table-cell>
          <table:table-cell office:value-type="string">
            <text:p>CDW?</text:p>
          </table:table-cell>
          <table:table-cell office:value-type="string">
            <text:p>CDW fee</text:p>
          </table:table-cell>
          <table:table-cell office:value-type="string">
            <text:p>Value</text:p>
          </table:table-cell>
          <table:table-cell office:value-type="string">
            <text:p>+CDW</text:p>
          </table:table-cell>
        </table:table-row>
        <table:table-row table:style-name="ro1">
          <table:table-cell table:number-columns-repeated="3"/>
          <table:table-cell office:value-type="string">
            <text:p>CIBC platinu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hback</text:p>
          </table:table-cell>
          <table:table-cell table:number-columns-repeated="2"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([.$C$1]*[.H12]-[.I12])*LOOKUP([.G12];[.$A$4:.$A$11];[.$B$4:.$B$11])-[.F12]-[.E12]" office:value-type="currency" office:currency="CAD" office:value="0">
            <text:p>$0.00</text:p>
          </table:table-cell>
          <table:table-cell table:formula="oooc:=IF([.J12];[.L12]-[.K12];&quot;N/A&quot;)" office:value-type="currency" office:currency="CAD" office:value="0">
            <text:p>$0.00</text:p>
          </table:table-cell>
        </table:table-row>
        <table:table-row table:style-name="ro1">
          <table:table-cell table:number-columns-repeated="3"/>
          <table:table-cell office:value-type="string">
            <text:p>CIBC aeroplan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string">
            <text:p>aeroplan</text:p>
          </table:table-cell>
          <table:table-cell office:value-type="float" office:value="1">
            <text:p>1.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([.$C$1]*[.H13]-[.I13])*LOOKUP([.G13];[.$A$4:.$A$11];[.$B$4:.$B$11])-[.F13]-[.E13]" office:value-type="currency" office:currency="CAD" office:value="10">
            <text:p>$10.00</text:p>
          </table:table-cell>
          <table:table-cell table:formula="oooc:=IF([.J13];[.L13]-[.K13];&quot;N/A&quot;)" office:value-type="currency" office:currency="CAD" office:value="10">
            <text:p>$10.00</text:p>
          </table:table-cell>
        </table:table-row>
        <table:table-row table:style-name="ro1">
          <table:table-cell table:number-columns-repeated="3"/>
          <table:table-cell office:value-type="string">
            <text:p>TD elit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cashback</text:p>
          </table:table-cell>
          <table:table-cell office:value-type="float" office:value="0.01">
            <text:p>0.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([.$C$1]*[.H14]-[.I14])*LOOKUP([.G14];[.$A$4:.$A$11];[.$B$4:.$B$11])-[.F14]-[.E14]" office:value-type="currency" office:currency="CAD" office:value="36.4">
            <text:p>$36.40</text:p>
          </table:table-cell>
          <table:table-cell table:formula="oooc:=IF([.J14];[.L14]-[.K14];&quot;N/A&quot;)" office:value-type="currency" office:currency="CAD" office:value="36.4">
            <text:p>$36.40</text:p>
          </table:table-cell>
        </table:table-row>
        <table:table-row table:style-name="ro1">
          <table:table-cell table:number-columns-repeated="3"/>
          <table:table-cell office:value-type="string">
            <text:p>CITI petr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tro points</text:p>
          </table:table-cell>
          <table:table-cell office:value-type="float" office:value="10">
            <text:p>10.00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([.$C$1]*[.H15]-[.I15])*LOOKUP([.G15];[.$A$4:.$A$11];[.$B$4:.$B$11])-[.F15]-[.E15]" office:value-type="currency" office:currency="CAD" office:value="45">
            <text:p>$45.00</text:p>
          </table:table-cell>
          <table:table-cell table:formula="oooc:=IF([.J15];[.L15]-[.K15];&quot;N/A&quot;)" office:value-type="string" office:string-value="N/A">
            <text:p>N/A</text:p>
          </table:table-cell>
        </table:table-row>
        <table:table-row table:style-name="ro1">
          <table:table-cell table:number-columns-repeated="3"/>
          <table:table-cell office:value-type="string">
            <text:p>TD gold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string">
            <text:p>TD points</text:p>
          </table:table-cell>
          <table:table-cell office:value-type="float" office:value="1">
            <text:p>1.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([.$C$1]*[.H16]-[.I16])*LOOKUP([.G16];[.$A$4:.$A$11];[.$B$4:.$B$11])-[.F16]-[.E16]" office:value-type="currency" office:currency="CAD" office:value="46">
            <text:p>$46.00</text:p>
          </table:table-cell>
          <table:table-cell table:formula="oooc:=IF([.J16];[.L16]-[.K16];&quot;N/A&quot;)" office:value-type="currency" office:currency="CAD" office:value="46">
            <text:p>$46.00</text:p>
          </table:table-cell>
        </table:table-row>
        <table:table-row table:style-name="ro1">
          <table:table-cell table:number-columns-repeated="3"/>
          <table:table-cell office:value-type="string">
            <text:p>AMEX aeroplanplus gold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aeroplan</text:p>
          </table:table-cell>
          <table:table-cell office:value-type="float" office:value="1.25">
            <text:p>1.250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([.$C$1]*[.H17]-[.I17])*LOOKUP([.G17];[.$A$4:.$A$11];[.$B$4:.$B$11])-[.F17]-[.E17]" office:value-type="currency" office:currency="CAD" office:value="80">
            <text:p>$80.00</text:p>
          </table:table-cell>
          <table:table-cell table:formula="oooc:=IF([.J17];[.L17]-[.K17];&quot;N/A&quot;)" office:value-type="currency" office:currency="CAD" office:value="80">
            <text:p>$80.00</text:p>
          </table:table-cell>
        </table:table-row>
        <table:table-row table:style-name="ro1">
          <table:table-cell table:number-columns-repeated="3"/>
          <table:table-cell office:value-type="string">
            <text:p>AMEX aeroplanplus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string">
            <text:p>aeroplan</text:p>
          </table:table-cell>
          <table:table-cell office:value-type="float" office:value="1">
            <text:p>1.00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([.$C$1]*[.H18]-[.I18])*LOOKUP([.G18];[.$A$4:.$A$11];[.$B$4:.$B$11])-[.F18]-[.E18]" office:value-type="currency" office:currency="CAD" office:value="100">
            <text:p>$100.00</text:p>
          </table:table-cell>
          <table:table-cell table:formula="oooc:=IF([.J18];[.L18]-[.K18];&quot;N/A&quot;)" office:value-type="string" office:string-value="N/A">
            <text:p>N/A</text:p>
          </table:table-cell>
        </table:table-row>
        <table:table-row table:style-name="ro1">
          <table:table-cell table:number-columns-repeated="3"/>
          <table:table-cell office:value-type="string">
            <text:p>BMO air miles bronz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ir miles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ooc:=([.$C$1]*[.H19]-[.I19])*LOOKUP([.G19];[.$A$4:.$A$11];[.$B$4:.$B$11])-[.F19]-[.E19]" office:value-type="currency" office:currency="CAD" office:value="112.5">
            <text:p>$112.50</text:p>
          </table:table-cell>
          <table:table-cell table:formula="oooc:=IF([.J19];[.L19]-[.K19];&quot;N/A&quot;)" office:value-type="currency" office:currency="CAD" office:value="82.5">
            <text:p>$82.50</text:p>
          </table:table-cell>
        </table:table-row>
        <table:table-row table:style-name="ro1">
          <table:table-cell table:number-columns-repeated="3"/>
          <table:table-cell office:value-type="string">
            <text:p>BMO cashback gold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cashback</text:p>
          </table:table-cell>
          <table:table-cell office:value-type="float" office:value="0.01">
            <text:p>0.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ooc:=([.$C$1]*[.H20]-[.I20])*LOOKUP([.G20];[.$A$4:.$A$11];[.$B$4:.$B$11])-[.F20]-[.E20]" office:value-type="currency" office:currency="CAD" office:value="151.4">
            <text:p>$151.40</text:p>
          </table:table-cell>
          <table:table-cell table:formula="oooc:=IF([.J20];[.L20]-[.K20];&quot;N/A&quot;)" office:value-type="currency" office:currency="CAD" office:value="121.4">
            <text:p>$121.40</text:p>
          </table:table-cell>
        </table:table-row>
        <table:table-row table:style-name="ro1">
          <table:table-cell table:number-columns-repeated="3"/>
          <table:table-cell office:value-type="string">
            <text:p>CIBD divid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hback</text:p>
          </table:table-cell>
          <table:table-cell office:value-type="float" office:value="0.01">
            <text:p>0.010</text:p>
          </table:table-cell>
          <table:table-cell office:value-type="float" office:value="18.75">
            <text:p>18.75</text:p>
          </table:table-cell>
          <table:table-cell office:value-type="float" office:value="0">
            <text:p>0</text:p>
          </table:table-cell>
          <table:table-cell/>
          <table:table-cell table:formula="oooc:=([.$C$1]*[.H21]-[.I21])*LOOKUP([.G21];[.$A$4:.$A$11];[.$B$4:.$B$11])-[.F21]-[.E21]" office:value-type="currency" office:currency="CAD" office:value="158.025">
            <text:p>$158.03</text:p>
          </table:table-cell>
          <table:table-cell table:formula="oooc:=IF([.J21];[.L21]-[.K21];&quot;N/A&quot;)" office:value-type="string" office:string-value="N/A">
            <text:p>N/A</text:p>
          </table:table-cell>
        </table:table-row>
        <table:table-row table:style-name="ro1">
          <table:table-cell table:number-columns-repeated="3"/>
          <table:table-cell office:value-type="string">
            <text:p>TD reward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hback</text:p>
          </table:table-cell>
          <table:table-cell office:value-type="float" office:value="0.01">
            <text:p>0.0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ooc:=([.$C$1]*[.H22]-[.I22])*LOOKUP([.G22];[.$A$4:.$A$11];[.$B$4:.$B$11])-[.F22]-[.E22]" office:value-type="currency" office:currency="CAD" office:value="161.7">
            <text:p>$161.70</text:p>
          </table:table-cell>
          <table:table-cell table:formula="oooc:=IF([.J22];[.L22]-[.K22];&quot;N/A&quot;)" office:value-type="string" office:string-value="N/A">
            <text:p>N/A</text:p>
          </table:table-cell>
        </table:table-row>
        <table:table-row table:style-name="ro1">
          <table:table-cell table:number-columns-repeated="3"/>
          <table:table-cell office:value-type="string">
            <text:p>AMEX costc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stco</text:p>
          </table:table-cell>
          <table:table-cell office:value-type="float" office:value="0.015">
            <text:p>0.0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table:formula="oooc:=([.$C$1]*[.H23]-[.I23])*LOOKUP([.G23];[.$A$4:.$A$11];[.$B$4:.$B$11])-[.F23]-[.E23]" office:value-type="currency" office:currency="CAD" office:value="172">
            <text:p>$172.00</text:p>
          </table:table-cell>
          <table:table-cell table:formula="oooc:=IF([.J23];[.L23]-[.K23];&quot;N/A&quot;)" office:value-type="string" office:string-value="N/A">
            <text:p>N/A</text:p>
          </table:table-cell>
        </table:table-row>
        <table:table-row table:style-name="ro1">
          <table:table-cell table:number-columns-repeated="3"/>
          <table:table-cell office:value-type="string">
            <text:p>CITI enric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hback</text:p>
          </table:table-cell>
          <table:table-cell office:value-type="float" office:value="0.01">
            <text:p>0.01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([.$C$1]*[.H24]-[.I24])*LOOKUP([.G24];[.$A$4:.$A$11];[.$B$4:.$B$11])-[.F24]-[.E24]" office:value-type="currency" office:currency="CAD" office:value="176.4">
            <text:p>$176.40</text:p>
          </table:table-cell>
          <table:table-cell table:formula="oooc:=IF([.J24];[.L24]-[.K24];&quot;N/A&quot;)" office:value-type="string" office:string-value="N/A">
            <text:p>N/A</text:p>
          </table:table-cell>
        </table:table-row>
        <table:table-row table:style-name="ro1">
          <table:table-cell table:number-columns-repeated="3"/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points</text:p>
          </table:table-cell>
          <table:table-cell office:value-type="float" office:value="10">
            <text:p>10.00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([.$C$1]*[.H25]-[.I25])*LOOKUP([.G25];[.$A$4:.$A$11];[.$B$4:.$B$11])-[.F25]-[.E25]" office:value-type="currency" office:currency="CAD" office:value="180">
            <text:p>$180.00</text:p>
          </table:table-cell>
          <table:table-cell table:formula="oooc:=IF([.J25];[.L25]-[.K25];&quot;N/A&quot;)" office:value-type="string" office:string-value="N/A">
            <text:p>N/A</text:p>
          </table:table-cell>
        </table:table-row>
        <table:table-row table:style-name="ro1">
          <table:table-cell table:number-columns-repeated="3"/>
          <table:table-cell office:value-type="string">
            <text:p>BMO air miles silver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air miles</text:p>
          </table:table-cell>
          <table:table-cell office:value-type="float" office:value="0.05">
            <text:p>0.0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ooc:=([.$C$1]*[.H26]-[.I26])*LOOKUP([.G26];[.$A$4:.$A$11];[.$B$4:.$B$11])-[.F26]-[.E26]" office:value-type="currency" office:currency="CAD" office:value="185">
            <text:p>$185.00</text:p>
          </table:table-cell>
          <table:table-cell table:formula="oooc:=IF([.J26];[.L26]-[.K26];&quot;N/A&quot;)" office:value-type="currency" office:currency="CAD" office:value="155">
            <text:p>$155.00</text:p>
          </table:table-cell>
        </table:table-row>
        <table:table-row table:style-name="ro1">
          <table:table-cell table:number-columns-repeated="3"/>
          <table:table-cell office:value-type="string">
            <text:p>BMO air miles gold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string">
            <text:p>air miles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ooc:=([.$C$1]*[.H27]-[.I27])*LOOKUP([.G27];[.$A$4:.$A$11];[.$B$4:.$B$11])-[.F27]-[.E27]" office:value-type="currency" office:currency="CAD" office:value="206.5">
            <text:p>$206.50</text:p>
          </table:table-cell>
          <table:table-cell table:formula="oooc:=IF([.J27];[.L27]-[.K27];&quot;N/A&quot;)" office:value-type="currency" office:currency="CAD" office:value="176.5">
            <text:p>$176.50</text:p>
          </table:table-cell>
        </table:table-row>
        <table:table-row table:style-name="ro1">
          <table:table-cell table:number-columns-repeated="3"/>
          <table:table-cell office:value-type="string">
            <text:p>AMEX air miles gold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air miles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([.$C$1]*[.H28]-[.I28])*LOOKUP([.G28];[.$A$4:.$A$11];[.$B$4:.$B$11])-[.F28]-[.E28]" office:value-type="currency" office:currency="CAD" office:value="251.5">
            <text:p>$251.50</text:p>
          </table:table-cell>
          <table:table-cell table:formula="oooc:=IF([.J28];[.L28]-[.K28];&quot;N/A&quot;)" office:value-type="currency" office:currency="CAD" office:value="251.5">
            <text:p>$251.50</text:p>
          </table:table-cell>
        </table:table-row>
        <table:table-row table:style-name="ro1" table:number-rows-repeated="6550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D11:Sheet1.M2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5">15/03/2007</text:date>, <text:time>14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ryan Larsen</meta:initial-creator>
    <meta:creation-date>2007-03-15T12:48:23</meta:creation-date>
    <dc:creator>Bryan Larsen</dc:creator>
    <dc:date>2007-03-15T14:21:26</dc:date>
    <dc:language>en-CA</dc:language>
    <meta:editing-cycles>2</meta:editing-cycles>
    <meta:editing-duration>PT11M12S</meta:editing-duration>
    <meta:user-defined meta:name="Info 1"/>
    <meta:user-defined meta:name="Info 2"/>
    <meta:user-defined meta:name="Info 3"/>
    <meta:user-defined meta:name="Info 4"/>
    <meta:document-statistic meta:table-count="3" meta:cell-count="200"/>
  </office:meta>
</office:document-meta>
</file>